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54141" officeooo:paragraph-rsid="00154141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686ac" officeooo:paragraph-rsid="001686ac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text-line-through-style="none" style:text-line-through-type="none" fo:font-size="14pt" fo:font-style="italic" style:text-underline-style="none" fo:font-weight="bold" officeooo:rsid="001686ac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style:text-underline-style="none" fo:font-weight="bold" officeooo:paragraph-rsid="00152c4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152c41" officeooo:paragraph-rsid="00152c4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1296b0" officeooo:paragraph-rsid="001296b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17b91b" officeooo:paragraph-rsid="0017b91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Footer">
      <style:text-properties officeooo:rsid="001bae8d" officeooo:paragraph-rsid="001bae8d"/>
    </style:style>
    <style:style style:name="P12" style:family="paragraph" style:parent-style-name="Standard">
      <style:text-properties fo:font-size="14pt" fo:font-style="normal" style:text-underline-style="none" fo:font-weight="bold" officeooo:rsid="0017b91b" officeooo:paragraph-rsid="0017b91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style:text-underline-style="none" fo:font-weight="bold" officeooo:rsid="001bae8d" officeooo:paragraph-rsid="001bae8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bold" officeooo:rsid="001c383d" officeooo:paragraph-rsid="001c383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style:text-underline-style="none" fo:font-weight="bold" officeooo:rsid="001c391c" officeooo:paragraph-rsid="001c391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line-through-style="none" style:text-line-through-type="none" fo:font-style="italic" officeooo:rsid="00154141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001686ac" style:font-style-asian="italic" style:font-style-complex="italic"/>
    </style:style>
    <style:style style:name="T3" style:family="text">
      <style:text-properties officeooo:rsid="001686ac"/>
    </style:style>
    <style:style style:name="T4" style:family="text">
      <style:text-properties officeooo:rsid="001296b0"/>
    </style:style>
    <style:style style:name="T5" style:family="text">
      <style:text-properties officeooo:rsid="001bae8d"/>
    </style:style>
    <style:style style:name="T6" style:family="text">
      <style:text-properties officeooo:rsid="001c383d"/>
    </style:style>
    <style:style style:name="T7" style:family="text">
      <style:text-properties officeooo:rsid="001c3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1"/><text:span text:style-name="T4">JAVASCRIPT INTERSHIP REPORT</text:span></text:p>
      <text:p text:style-name="P6"><text:s text:c="59"/>DAILY ACTIVITY REPORT</text:p>
      <text:p text:style-name="P7"/>
      <text:p text:style-name="P7">Day1: Date 28/05/2024</text:p>
      <text:p text:style-name="P7"/>
      <text:p text:style-name="P7">The intership started on 28-05-2024. first day was introduction day. This session includes.</text:p>
      <text:p text:style-name="P7"/>
      <text:p text:style-name="P7">1. Principles of computer</text:p>
      <text:p text:style-name="P7">2. Type of application</text:p>
      <text:p text:style-name="P7">3. Types of website</text:p>
      <text:p text:style-name="P7">4. Explain static and dynamic website</text:p>
      <text:p text:style-name="P7">5. Introduce java script</text:p>
      <text:p text:style-name="P7">6. Explain variables</text:p>
      <text:p text:style-name="P7">7. Explain 4 ways to declare variable</text:p>
      <text:p text:style-name="P7">9. Introduce VS Code and node.js.</text:p>
      <text:p text:style-name="P7">10. <text:s/>Type convverison in java script [implicit and explicit ].</text:p>
      <text:p text:style-name="P7"/>
      <text:p text:style-name="P7"><text:s/>This wil be in hands on training mode,So,We completed 6 task and 4 assignment total 10 programs completed in the indroduction day .</text:p>
      <text:p text:style-name="P7"/>
      <text:p text:style-name="P7">-------------------------------------------------------------------------------------------------------</text:p>
      <text:p text:style-name="P1">DAY 2</text:p>
      <text:p text:style-name="P2">date : 25\05\2024</text:p>
      <text:p text:style-name="P1"/>
      <text:p text:style-name="P1"><text:tab/><text:tab/>Second <text:s/>day is on 25\05\2024 . hands on training will start at 9.45 am we covered the following session</text:p>
      <text:p text:style-name="P1"/>
      <text:p text:style-name="P1">1. <text:span text:style-name="T3">St</text:span>rict keyword and use of strict word with example</text:p>
      <text:p text:style-name="P1">2. <text:span text:style-name="T3">E</text:span>xpression</text:p>
      <text:p text:style-name="P1">3. <text:span text:style-name="T3">C</text:span>omment : <text:s/>expained about comment in programing language</text:p>
      <text:p text:style-name="P1">4. <text:span text:style-name="T3">R</text:span>eady data form user : this session will done three programs based on this <text:s/>session.</text:p>
      <text:p text:style-name="P1">5. <text:span text:style-name="T3">O</text:span>perators</text:p>
      <text:p text:style-name="P1"><text:tab/>a.<text:span text:style-name="T3">A</text:span>rithmethic operators </text:p>
      <text:p text:style-name="P1"><text:tab/>b.<text:span text:style-name="T3">C</text:span>omparison operator</text:p>
      <text:p text:style-name="P8"><text:span text:style-name="T1"><text:tab/></text:span><text:span text:style-name="T2">c.Locial operators</text:span></text:p>
      <text:p text:style-name="P3"><text:s/>We coverd <text:s/>the above session with different example and <text:s/>programs </text:p>
      <text:p text:style-name="P3"/>
      <text:p text:style-name="P4">6. Conditional statemennt</text:p>
      <text:p text:style-name="P9"><text:s text:c="6"/></text:p>
      <text:p text:style-name="P9"><text:s text:c="7"/>we also program using if statement and succesfuly completed </text:p>
      <text:p text:style-name="P9">-------------------------------------------------------------------------------------------------------</text:p>
      <text:p text:style-name="P10"><text:soft-page-break/>DAY : 3</text:p>
      <text:p text:style-name="P10">DATE : 30-05-2024</text:p>
      <text:p text:style-name="P10"/>
      <text:p text:style-name="P10"/>
      <text:p text:style-name="P10">Today </text:p>
      <text:p text:style-name="P10"/>
      <text:p text:style-name="P10">1. CONDITIONAL STATEMENT</text:p>
      <text:p text:style-name="P10"/>
      <text:p text:style-name="P10"><text:tab/> It is used to control flow of a program and create <text:s/>branches in the program to empliment we used if ... else state and also descussed else..if. Completed three task and two assignment </text:p>
      <text:p text:style-name="P10"/>
      <text:p text:style-name="P10">2. LOOPING STATEMENT</text:p>
      <text:p text:style-name="P10"/>
      <text:p text:style-name="P10"><text:tab/>It discus iterastion of a program </text:p>
      <text:p text:style-name="P10"/>
      <text:p text:style-name="P10">TYPE OF LOOP</text:p>
      <text:p text:style-name="P10"/>
      <text:p text:style-name="P10">While ,do while and for completed three task and two assignment</text:p>
      <text:p text:style-name="P10"/>
      <text:p text:style-name="P10"/>
      <text:p text:style-name="P10">-------------------------------------------------------------------------------------------------------</text:p>
      <text:p text:style-name="P10"/>
      <text:p text:style-name="P10"/>
      <text:p text:style-name="P10">DAY 4</text:p>
      <text:p text:style-name="P10">DATE 31-05-2024</text:p>
      <text:p text:style-name="P10"/>
      <text:p text:style-name="P10"/>
      <text:p text:style-name="P10"><text:tab/></text:p>
      <text:p text:style-name="P10"><text:tab/>Todays sessions are forin loop,for of ,funcation completed funcation states (funcation declaration defination and calling )</text:p>
      <text:p text:style-name="P10"/>
      <text:p text:style-name="P10">Finish <text:s/>three task and <text:s/>four assignment in <text:s/>afthernoon session (1.30 p<text:span text:style-name="T5">m</text:span> <text:s/>to 3.30 pm)</text:p>
      <text:p text:style-name="P10"/>
      <text:p text:style-name="P10"/>
      <text:p text:style-name="P10"/>
      <text:p text:style-name="P10"/>
      <text:p text:style-name="P10"/>
      <text:p text:style-name="P10"/>
      <text:p text:style-name="P10">-------------------------------------------------------------------------------------------------------</text:p>
      <text:p text:style-name="P13"/>
      <text:p text:style-name="P13"/>
      <text:p text:style-name="P13"><text:soft-page-break/>DAY : 5</text:p>
      <text:p text:style-name="P13">DATE : 1-06-2024</text:p>
      <text:p text:style-name="P13"/>
      <text:p text:style-name="P13"><text:tab/>Todays sessions are :</text:p>
      <text:p text:style-name="P13"/>
      <text:p text:style-name="P13">1.Function return in java script</text:p>
      <text:p text:style-name="P13">2.Function parameter</text:p>
      <text:p text:style-name="P13">3.Date function</text:p>
      <text:p text:style-name="P13"/>
      <text:p text:style-name="P13"><text:tab/>in the function returning program,A function is closed after the result is returned</text:p>
      <text:p text:style-name="P13"/>
      <text:p text:style-name="P13"><text:tab/>DATE FUNCTION</text:p>
      <text:p text:style-name="P13"/>
      <text:p text:style-name="P13">It is a predefined function [built in function]</text:p>
      <text:p text:style-name="P13"/>
      <text:p text:style-name="P13">&gt;Todays we completed 11 task and <text:span text:style-name="T6">1 assignmnet</text:span></text:p>
      <text:p text:style-name="P13">&gt;<text:span text:style-name="T6">Total of 12 java script programe</text:span></text:p>
      <text:p text:style-name="P13"/>
      <text:p text:style-name="P13">-------------------------------------------------------------------------------------------------------</text:p>
      <text:p text:style-name="P13"/>
      <text:p text:style-name="P14">DAY : 05</text:p>
      <text:p text:style-name="P14">DATE 3-06-2024</text:p>
      <text:p text:style-name="P14"/>
      <text:p text:style-name="P14">Today sessions <text:s/>are :</text:p>
      <text:p text:style-name="P14"/>
      <text:p text:style-name="P14">1.Function expression</text:p>
      <text:p text:style-name="P14">2.Call by value </text:p>
      <text:p text:style-name="P14">3.Call by reference</text:p>
      <text:p text:style-name="P15">4.Function closure </text:p>
      <text:p text:style-name="P14"/>
      <text:p text:style-name="P14">FUNCTION EXPRESSION</text:p>
      <text:p text:style-name="P14"/>
      <text:p text:style-name="P14">It allows to define a function as an expression the function expression can be assign to variable</text:p>
      <text:p text:style-name="P14"/>
      <text:p text:style-name="P14">CALL BY VALUE</text:p>
      <text:p text:style-name="P14"/>
      <text:p text:style-name="P14">In this method <text:s/>values of <text:s/>actual parameters are copied to the functions formal parameters.</text:p>
      <text:p text:style-name="P14">Here:</text:p>
      <text:p text:style-name="P14">Two type of parameter are stored in different location</text:p>
      <text:p text:style-name="P14">so;</text:p>
      <text:p text:style-name="P14"><text:soft-page-break/>Any changes made inside function are not reflected in the actual parameters.</text:p>
      <text:p text:style-name="P14">CALL BY REFERENCE </text:p>
      <text:p text:style-name="P14"/>
      <text:p text:style-name="P14">This method stored in a variable in as object that variable is made equal to <text:span text:style-name="T7">another variable both variable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ae8d" officeooo:paragraph-rsid="001bae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6:47.716850545</meta:creation-date>
    <dc:date>2024-06-03T15:58:52.316608512</dc:date>
    <meta:editing-duration>PT11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76" meta:word-count="445" meta:character-count="3294" meta:non-whitespace-character-count="2781"/>
  </office:meta>
</office:document-meta>
</file>